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ifConnectionDriver.LdifConnection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ifConnectionDriver.accept(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ifConnectionDriver.newStore( String url , Properties 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